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rLibResolveTask.validat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JarLibResolveTask.setLibraryProperty( final File 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rLibResolveTask.addConfiguredExtension( final ExtensionAdapter exten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rLibResolveTask.setCheckExtension( final boolean checkExten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rLibResolveTask.missingExtension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rLibResolveTask.execute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3">
            <text:p text:style-name="Table_20_Contents">3</text:p>
          </table:table-cell>
          <table:table-cell office:value-type="float" office:value="36">
            <text:p text:style-name="Table_20_Contents">36</text:p>
          </table:table-cell>
        </table:table-row>
        <table:table-row>
          <table:table-cell office:value-type="string">
            <text:p text:style-name="Table_20_Contents">JarLibResolveTask.checkExtension( final File file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9">
            <text:p text:style-name="Table_20_Contents">29</text:p>
          </table:table-cell>
        </table:table-row>
        <table:table-row>
          <table:table-cell office:value-type="string">
            <text:p text:style-name="Table_20_Contents">JarLibResolveTask.setProperty( final String proper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rLibResolveTask.addConfiguredLocation( final LocationResolver lo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rLibResolveTask.addConfiguredAnt( final AntResolver a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rLibResolveTask.setFailOnError( final boolean failOnErr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rLibResolveTask.addConfiguredUrl( final URLResolver ur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